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dddddd" fo:border="0.06pt solid #000000"/>
    </style:style>
    <style:style style:name="ce66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code">
      <style:table-cell-properties style:cell-protect="protected" style:print-content="true"/>
    </style:style>
    <style:style style:name="ce136" style:family="table-cell" style:parent-style-name="base">
      <style:table-cell-properties style:cell-protect="protected" style:print-content="true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0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Soft">
      <style:table-cell-properties style:cell-protect="protected" style:print-content="true"/>
    </style:style>
    <style:style style:name="ce143" style:family="table-cell" style:parent-style-name="ml">
      <style:table-cell-properties style:cell-protect="protected" style:print-content="true"/>
    </style:style>
    <style:style style:name="ce7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ackground-color="#ffff6d" fo:border="0.06pt solid #000000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8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9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03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05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07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1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9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8" calcext:value-type="float">
            <text:p>18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1" calcext:value-type="float">
            <text:p>5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3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20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5"/>
          <table:covered-table-cell table:number-columns-repeated="2"/>
          <table:table-cell table:style-name="ce120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20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2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Rencontre entreprise et présentations projet P4 le matin</text:p>
          </table:table-cell>
          <table:table-cell table:style-name="ce24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5" calcext:value-type="float">
            <text:p>5</text:p>
          </table:table-cell>
          <table:covered-table-cell/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8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Python le « petit » test de rentrée</text:p>
          </table:table-cell>
          <table:table-cell table:style-name="ce13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ORM</text:p>
          </table:table-cell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4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API REST</text:p>
          </table:table-cell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craping + API + insertion CSV avec SQL</text:p>
          </table:table-cell>
          <table:table-cell table:style-name="ce27"/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Reprise des modèles ML et intro au Deep learning</text:p>
          </table:table-cell>
          <table:table-cell table:style-name="ce28" office:value-type="string" calcext:value-type="string">
            <text:p>deep learning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40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3</text:p>
          </table:table-cell>
          <table:table-cell table:style-name="ce142" office:value-type="string" calcext:value-type="string">
            <text:p>Lun</text:p>
          </table:table-cell>
          <table:table-cell table:style-name="ce142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1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1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6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4" office:value-type="string" calcext:value-type="string" table:number-columns-spanned="1" table:number-rows-spanned="3">
            <text:p>Packages R &amp; intro à Shiny</text:p>
          </table:table-cell>
          <table:table-cell table:style-name="ce65" table:number-columns-spanned="1" table:number-rows-spanned="3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94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6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2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7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6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7" office:value-type="string" calcext:value-type="string">
            <text:p>Antoine</text:p>
          </table:table-cell>
          <table:covered-table-cell/>
          <table:table-cell table:style-name="ce143" office:value-type="string" calcext:value-type="string">
            <text:p>Ven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Théâtre</text:p>
          </table:table-cell>
          <table:table-cell table:style-name="ce143"/>
          <table:table-cell table:style-name="ce41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7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Scraping, html</text:p>
          </table:table-cell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5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6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40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SVM + kernel trick</text:p>
          </table:table-cell>
          <table:table-cell table:style-name="ce28" office:value-type="string" calcext:value-type="string">
            <text:p>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 office:value-type="string" calcext:value-type="string">
            <text:p>kernel 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9" calcext:value-type="float">
            <text:p>19</text:p>
          </table:table-cell>
          <table:table-cell table:style-name="ce94" office:value-type="string" calcext:value-type="string" table:number-columns-spanned="1" table:number-rows-spanned="3">
            <text:p>Les arbres de décisions et arbre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2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4" office:value-type="string" calcext:value-type="string" table:number-columns-spanned="1" table:number-rows-spanned="7">
            <text:p>S10</text:p>
          </table:table-cell>
          <table:table-cell table:style-name="ce136" office:value-type="string" calcext:value-type="string">
            <text:p>Lun</text:p>
          </table:table-cell>
          <table:table-cell table:style-name="ce136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6" table:number-columns-spanned="3" table:number-rows-spanned="11"/>
          <table:covered-table-cell table:number-columns-repeated="3"/>
          <table:table-cell table:style-name="ce136" office:value-type="string" calcext:value-type="string">
            <text:p>Mar</text:p>
          </table:table-cell>
          <table:table-cell table:style-name="ce136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8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4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4" office:value-type="string" calcext:value-type="string" table:number-columns-spanned="1" table:number-rows-spanned="3">
            <text:p>fonction glm(), packages IA</text:p>
          </table:table-cell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9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LSTM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4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7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6">
            <text:p>S15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 table:number-columns-spanned="1" table:number-rows-spanned="2">
            <text:p>VM Microsoft + Microsoft Azure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STM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4"/>
          <table:table-cell table:style-name="ce42"/>
          <table:table-cell table:style-name="ce44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9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6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25" calcext:value-type="float">
            <text:p>25</text:p>
          </table:table-cell>
          <table:covered-table-cell/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94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 office:value-type="string" calcext:value-type="string">
            <text:p>logit/probi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94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5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Projet P4 : scraping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6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20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4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6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Projet P4 : preprocessing + data analys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51"/>
          <table:table-cell table:style-name="ce7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1"/>
          <table:table-cell table:style-name="ce134" office:value-type="string" calcext:value-type="string" table:number-columns-spanned="1" table:number-rows-spanned="2">
            <text:p>S2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6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4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1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Projet P4 : modélis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31" calcext:value-type="float">
            <text:p>31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2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87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88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88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90" office:value-type="string" calcext:value-type="string" table:number-columns-spanned="1" table:number-rows-spanned="4">
            <text:p>L’open-source et Linux</text:p>
          </table:table-cell>
          <table:table-cell table:style-name="ce27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7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92" office:value-type="string" calcext:value-type="string" table:number-columns-spanned="1" table:number-rows-spanned="4">
            <text:p>Régression linéaire simple et multiple</text:p>
          </table:table-cell>
          <table:table-cell table:style-name="ce92" office:value-type="string" calcext:value-type="string" table:number-columns-spanned="1" table:number-rows-spanned="4">
            <text:p>Régression linéaire simple et multiple</text:p>
          </table:table-cell>
          <table:table-cell table:style-name="ce92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96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67"/>
          <table:covered-table-cell table:number-columns-repeated="2" table:style-name="ce168"/>
          <table:table-cell table:style-name="ce98" table:number-columns-repeated="2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4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4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96"/>
          <table:table-cell table:style-name="ce44"/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00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168" table:number-columns-repeated="2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4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4" office:value-type="string" calcext:value-type="string" table:number-columns-spanned="1" table:number-rows-spanned="4">
            <text:p>Les sorties dans R avec ggplot2 : cas pratiques.</text:p>
          </table:table-cell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4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table-cell table:style-name="ce101"/>
          <table:table-cell table:style-name="ce44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25" office:value-type="string" calcext:value-type="string">
            <text:p>Veille R : Fonctions et packages pour les régressions sous R</text:p>
          </table:table-cell>
          <table:table-cell table:style-name="ce25" office:value-type="string" calcext:value-type="string">
            <text:p>Veille R : les packages de ML &amp; DL sous R</text:p>
          </table:table-cell>
          <table:table-cell table:style-name="ce64" office:value-type="string" calcext:value-type="string" table:number-columns-spanned="1" table:number-rows-spanned="3">
            <text:p>Reprise du 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4"/>
          <table:table-cell table:style-name="ce103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03" office:value-type="string" calcext:value-type="string" table:number-columns-spanned="1" table:number-rows-spanned="3">
            <text:p>Retours sur les modèles de DL vus en début de semain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68"/>
          <table:covered-table-cell table:number-columns-repeated="2"/>
          <table:table-cell table:style-name="ce25" office:value-type="string" calcext:value-type="string">
            <text:p>Organisation de son projet sous R</text:p>
          </table:table-cell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4"/>
          <table:table-cell table:style-name="ce10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64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64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05" office:value-type="string" calcext:value-type="string" table:number-columns-spanned="1" table:number-rows-spanned="4">
            <text:p>Révisions math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68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2"/>
          <table:table-cell table:style-name="ce99" office:value-type="string" calcext:value-type="string">
            <text:p>Veille : les différents éléments d'un package, qu'appelle-ton "dépendances" entre packages?</text:p>
          </table:table-cell>
          <table:table-cell table:style-name="ce64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9" office:value-type="string" calcext:value-type="string">
            <text:p>Veille : les applications Shiny existantes et leur utilit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/>
          <table:table-cell table:style-name="ce106"/>
          <table:table-cell table:style-name="ce64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4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07"/>
          <table:covered-table-cell table:number-columns-repeated="3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2"/>
          <table:table-cell table:style-name="ce108"/>
          <table:table-cell table:style-name="ce8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/>
          <table:table-cell table:style-name="ce106"/>
          <table:table-cell table:style-name="ce64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4" office:value-type="string" calcext:value-type="string" table:number-columns-spanned="1" table:number-rows-spanned="4">
            <text:p>Introduction à Shiny</text:p>
          </table:table-cell>
          <table:table-cell table:style-name="ce64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/>
          <table:table-cell table:style-name="ce106"/>
          <table:covered-table-cell table:number-columns-repeated="2"/>
          <table:table-cell table:style-name="ce110" office:value-type="string" calcext:value-type="string" table:number-columns-spanned="1" table:number-rows-spanned="2">
            <text:p>Présentations des applications</text:p>
          </table:table-cell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1:06:46.529432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19T21:11:01.345252352</dc:date>
    <meta:editing-cycles>288</meta:editing-cycles>
    <meta:editing-duration>PT3H13M39S</meta:editing-duration>
    <meta:document-statistic meta:table-count="32" meta:cell-count="1612" meta:object-count="0"/>
  </office:meta>
</office:document-meta>
</file>